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6875in" fo:margin-left="0in" fo:margin-right="1.2375in" table:align="margins"/>
    </style:style>
    <style:style style:name="Tabla1.A" style:family="table-column">
      <style:table-column-properties style:column-width="2.875in" style:rel-column-width="33127*"/>
    </style:style>
    <style:style style:name="Tabla1.B" style:family="table-column">
      <style:table-column-properties style:column-width="1.9375in" style:rel-column-width="22325*"/>
    </style:style>
    <style:style style:name="Tabla1.C" style:family="table-column">
      <style:table-column-properties style:column-width="0.875in" style:rel-column-width="10083*"/>
    </style:style>
    <style:style style:name="Tabla1.1" style:family="table-row">
      <style:table-row-properties style:min-row-height="0.6875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#dddddd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2" style:family="table-row">
      <style:table-row-properties style:min-row-height="0.2368in"/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none" fo:border-top="none" fo:border-bottom="0.25pt solid #000000"/>
    </style:style>
    <style:style style:name="Tabla1.C2" style:family="table-cell">
      <style:table-cell-properties fo:background-color="#ffff99" fo:padding="0.0382in" fo:border-left="none" fo:border-right="0.25pt solid #000000" fo:border-top="none" fo:border-bottom="0.2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 officeooo:paragraph-rsid="003a56d5"/>
    </style:style>
    <style:style style:name="P3" style:family="paragraph" style:parent-style-name="Table_20_Contents">
      <style:text-properties style:font-name="Cantarel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8pt" fo:font-weight="bold" officeooo:paragraph-rsid="00386124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Cantarell" fo:font-size="8pt" fo:font-weight="bold" officeooo:paragraph-rsid="00368765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Cantarell" fo:font-size="8pt" fo:font-weight="bold" officeooo:paragraph-rsid="0034db5f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Cantarell" fo:font-size="8pt" fo:font-weight="bold" officeooo:rsid="0034db5f" officeooo:paragraph-rsid="0034db5f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color="#dc2300" style:font-name="Cantarel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800000" style:font-name="Cantarell" fo:font-size="8pt" fo:font-weight="normal" officeooo:rsid="003b6789" officeooo:paragraph-rsid="003b678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808080" style:font-name="Cantarell" fo:font-size="8pt" fo:font-weight="normal" officeooo:rsid="0033aedf" officeooo:paragraph-rsid="0033aedf" style:font-size-asian="8pt" style:font-weight-asian="normal" style:font-size-complex="8pt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T1" style:family="text">
      <style:text-properties officeooo:rsid="0033aedf"/>
    </style:style>
    <style:style style:name="T2" style:family="text">
      <style:text-properties officeooo:rsid="003a56d5"/>
    </style:style>
    <style:style style:name="T3" style:family="text">
      <style:text-properties officeooo:rsid="003aebb2"/>
    </style:style>
    <style:style style:name="T4" style:family="text">
      <style:text-properties fo:color="#808080"/>
    </style:style>
    <style:style style:name="T5" style:family="text">
      <style:text-properties fo:color="#808080" officeooo:rsid="003aebb2"/>
    </style:style>
    <style:style style:name="T6" style:family="text">
      <style:text-properties fo:color="#808080" officeooo:rsid="0033aedf"/>
    </style:style>
    <style:style style:name="T7" style:family="text">
      <style:text-properties fo:color="#808080" officeooo:rsid="003a56d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3aedf" style:font-weight-asian="normal" style:font-weight-complex="normal"/>
    </style:style>
    <style:style style:name="T10" style:family="text">
      <style:text-properties fo:font-weight="normal" officeooo:rsid="003a56d5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labtes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<draw:frame draw:style-name="fr1" draw:name="image: (labtest.qr, 'image/png','1.4cm','1.4cm')" text:anchor-type="paragraph" svg:x="2.0217in" svg:y="0.0402in" svg:width="0.2689in" draw:z-index="1"><draw:text-box fo:min-height="0.2291in"><text:p text:style-name="P11"/></draw:text-box></draw:frame><text:span text:style-name="T6">ID:</text:span><text:span text:style-name="T1"> </text:span><text:span text:style-name="T9"><text:placeholder text:placeholder-type="text">&lt;labtest.name&gt;</text:placeholder></text:span></text:p>
            <text:p text:style-name="P5"><text:span text:style-name="T5">Test:</text:span><text:span text:style-name="T3"> </text:span><text:span text:style-name="T8"><text:placeholder text:placeholder-type="text">&lt;labtest.test.rec_name&gt;</text:placeholder></text:span></text:p>
            <text:p text:style-name="P6"/>
            <text:p text:style-name="P7"><text:span text:style-name="T4">Req by:</text:span> <text:span text:style-name="T8"><text:placeholder text:placeholder-type="text">&lt;labtest.requestor.rec_name&gt;</text:placeholder></text:span></text:p>
          </table:table-cell>
          <table:table-cell table:style-name="Tabla1.B1" office:value-type="string">
            <text:p text:style-name="P8"><draw:frame draw:style-name="fr2" draw:name="image: (labtest.bar, 'image/png','3.5cm','1.0cm')" text:anchor-type="paragraph" svg:y="0.0256in" svg:width="1.261in" draw:z-index="0"><draw:text-box fo:min-height="0.4264in"><text:p text:style-name="P11"/></draw:text-box></draw:frame></text:p>
          </table:table-cell>
          <table:table-cell table:style-name="Tabla1.C1" office:value-type="string">
            <text:p text:style-name="P3"><draw:frame draw:style-name="fr3" draw:name="image: (labtest.qr, 'image/png','1cm','1cm')" text:anchor-type="paragraph" svg:y="0.0756in" svg:width="0.2165in" draw:z-index="2"><draw:text-box fo:min-height="0.2291in"><text:p text:style-name="P11"/></draw:text-box></draw:frame></text:p>
          </table:table-cell>
        </table:table-row>
        <table:table-row table:style-name="Tabla1.2">
          <table:table-cell table:style-name="Tabla1.A2" office:value-type="string">
            <text:p text:style-name="P4"><text:span text:style-name="T7">Patient:</text:span><text:span text:style-name="T2"> <text:s/></text:span><text:span text:style-name="T10"><text:placeholder text:placeholder-type="text">&lt;labtest.patient.rec_name&gt;</text:placeholder></text:span></text:p>
          </table:table-cell>
          <table:table-cell table:style-name="Tabla1.B2" office:value-type="string">
            <text:p text:style-name="P10">Extraction date :</text:p>
          </table:table-cell>
          <table:table-cell table:style-name="Tabla1.C2" office:value-type="string">
            <text:p text:style-name="P9">Cap label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8" meta:word-count="19" meta:character-count="182" meta:non-whitespace-character-count="170"/>
    <meta:user-defined meta:name="Info 1"/>
    <meta:user-defined meta:name="Info 2"/>
    <meta:user-defined meta:name="Info 3"/>
    <meta:user-defined meta:name="Info 4"/>
  </office:meta>
</office:document-meta>
</file>